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Symmetric_20_Arrow" draw:marker-start-width="0.45cm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2" style:family="graphic" style:parent-style-name="standard">
      <style:graphic-properties svg:stroke-width="0.1cm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3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4" style:family="graphic" style:parent-style-name="standard">
      <style:graphic-properties svg:stroke-color="#008080" draw:marker-start="Dimension_20_Lines" draw:marker-end="Dimension_20_Lines" draw:textarea-horizontal-align="center" draw:textarea-vertical-align="middle" draw:shadow="visible" draw:shadow-offset-x="0.02cm" draw:shadow-offset-y="0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47cm" svg:y1="0.034cm" svg:x2="0.247cm" svg:y2="4.28cm">
          <text:p/>
        </draw:line>
        <draw:line draw:style-name="gr2" draw:text-style-name="P1" draw:layer="layout" svg:x1="7.747cm" svg:y1="4.28cm" svg:x2="0.247cm" svg:y2="4.28cm">
          <text:p/>
        </draw:line>
        <draw:line draw:style-name="gr3" draw:text-style-name="P1" draw:layer="layout" svg:x1="0.247cm" svg:y1="4.28cm" svg:x2="2.247cm" svg:y2="4.28cm">
          <text:p/>
        </draw:line>
        <draw:line draw:style-name="gr3" draw:text-style-name="P1" draw:layer="layout" svg:x1="3.247cm" svg:y1="2.28cm" svg:x2="2.247cm" svg:y2="4.28cm">
          <text:p/>
        </draw:line>
        <draw:line draw:style-name="gr3" draw:text-style-name="P1" draw:layer="layout" svg:x1="3.247cm" svg:y1="2.28cm" svg:x2="4.747cm" svg:y2="2.28cm">
          <text:p/>
        </draw:line>
        <draw:line draw:style-name="gr3" draw:text-style-name="P1" draw:layer="layout" svg:x1="5.05cm" svg:y1="4.28cm" svg:x2="4.747cm" svg:y2="2.28cm">
          <text:p/>
        </draw:line>
        <draw:line draw:style-name="gr3" draw:text-style-name="P1" draw:layer="layout" svg:x1="5.051cm" svg:y1="4.28cm" svg:x2="5.747cm" svg:y2="4.28cm">
          <text:p/>
        </draw:line>
        <draw:line draw:style-name="gr3" draw:text-style-name="P1" draw:layer="layout" svg:x1="6.234cm" svg:y1="4.573cm" svg:x2="5.747cm" svg:y2="4.28cm">
          <text:p/>
        </draw:line>
        <draw:line draw:style-name="gr3" draw:text-style-name="P1" draw:layer="layout" svg:x1="6.235cm" svg:y1="4.574cm" svg:x2="6.832cm" svg:y2="4.573cm">
          <text:p/>
        </draw:line>
        <draw:line draw:style-name="gr3" draw:text-style-name="P1" draw:layer="layout" svg:x1="7.247cm" svg:y1="4.28cm" svg:x2="6.833cm" svg:y2="4.574cm">
          <text:p/>
        </draw:line>
        <draw:line draw:style-name="gr3" draw:text-style-name="P1" draw:layer="layout" svg:x1="7.247cm" svg:y1="4.28cm" svg:x2="7.247cm" svg:y2="4.28cm">
          <text:p/>
        </draw:line>
        <draw:line draw:style-name="gr3" draw:text-style-name="P1" draw:layer="layout" svg:x1="7.247cm" svg:y1="4.28cm" svg:x2="7.43cm" svg:y2="4.28cm">
          <text:p/>
        </draw:line>
        <draw:line draw:style-name="gr4" draw:text-style-name="P2" draw:layer="layout" svg:x1="3.747cm" svg:y1="2.28cm" svg:x2="3.747cm" svg:y2="4.28cm">
          <text:p text:style-name="P1"><text:span text:style-name="T1">Amplitude</text:span></text:p>
        </draw:line>
        <draw:line draw:style-name="gr4" draw:text-style-name="P2" draw:layer="layout" svg:x1="2.258cm" svg:y1="2.057cm" svg:x2="3.258cm" svg:y2="2.057cm">
          <text:p text:style-name="P1"><text:span text:style-name="T1">First</text:span></text:p>
          <text:p text:style-name="P1"><text:span text:style-name="T1">Grad</text:span></text:p>
          <text:p text:style-name="P1"><text:span text:style-name="T2">Le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4" draw:text-style-name="P2" draw:layer="layout" svg:x1="4.717cm" svg:y1="2.057cm" svg:x2="5.021cm" svg:y2="2.057cm">
          <text:p text:style-name="P1"><text:span text:style-name="T2">Second</text:span></text:p>
          <text:p text:style-name="P1"><text:span text:style-name="T1">Grad</text:span></text:p>
          <text:p text:style-name="P1"><text:span text:style-name="T2">Le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4" draw:text-style-name="P2" draw:layer="layout" svg:x1="2.27cm" svg:y1="4.598cm" svg:x2="5.747cm" svg:y2="4.598cm">
          <text:p text:style-name="P1"><text:span text:style-name="T1"/></text:p>
          <text:p text:style-name="P1"><text:span text:style-name="T1">Peak </text:span><text:span text:style-name="T2">Probability</text:span></text:p>
        </draw:line>
        <draw:line draw:style-name="gr4" draw:text-style-name="P2" draw:layer="layout" svg:x1="3.258cm" svg:y1="2.057cm" svg:x2="4.717cm" svg:y2="2.057cm">
          <text:p text:style-name="P1"><text:span text:style-name="T1">Peak</text:span></text:p>
          <text:p text:style-name="P1"><text:span text:style-name="T2">Le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5.1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Linux OpenOffice.org_project/320m12$Build-9483</meta:generator>
    <dc:date>2010-04-18T00:30:33</dc:date>
    <meta:editing-duration>PT00H28M37S</meta:editing-duration>
    <meta:editing-cycles>9</meta:editing-cycles>
    <meta:document-statistic meta:object-count="17"/>
  </office:meta>
</office:document-meta>
</file>